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3">
      <style:text-properties style:language-asian="ja" style:country-asian="JP"/>
    </style:style>
    <style:style style:name="P4" style:family="paragraph" style:parent-style-name="Heading_20_3">
      <style:text-properties fo:font-weight="normal" style:language-asian="ja" style:country-asian="JP" style:font-weight-asian="normal" style:font-weight-complex="normal"/>
    </style:style>
    <style:style style:name="P5" style:family="paragraph" style:parent-style-name="Heading_20_2">
      <style:text-properties style:language-asian="ja" style:country-asian="JP"/>
    </style:style>
    <style:style style:name="P6" style:family="paragraph" style:parent-style-name="Text_20_body">
      <style:text-properties style:language-asian="ja" style:country-asian="JP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設問ア</text:h>
      <text:h text:style-name="P5" text:outline-level="2">ITサービスの概要</text:h>
      <text:h text:style-name="P3" text:outline-level="3">S社は中堅保険会社、S社社員および代理店が使用する保険契約システムを使用している。IT子会社のR社がITサービスとして提供している。</text:h>
      <text:h text:style-name="P3" text:outline-level="3">S社の顧客満足度を高めるためにサービスデスクのITサービスの品質が重要</text:h>
      <text:h text:style-name="P3" text:outline-level="3"/>
      <text:h text:style-name="Heading_20_2" text:outline-level="2"/>
      <text:h text:style-name="P5" text:outline-level="2">１．２．特に重要と考えたサービス品質とその目標及び目標値について</text:h>
      <text:h text:style-name="P3" text:outline-level="3">リードタイムを30分削減する</text:h>
      <text:p text:style-name="Text_20_body"><text:span text:style-name="T1"/></text:p>
      <text:p text:style-name="P1"/>
      <text:h text:style-name="Heading_20_3" text:outline-level="3"/>
      <text:h text:style-name="Heading_20_1" text:outline-level="1"/>
      <text:h text:style-name="P2" text:outline-level="1">設問イ</text:h>
      <text:h text:style-name="P5" text:outline-level="2">２．１．立案した法則</text:h>
      <text:h text:style-name="P3" text:outline-level="3">方策：内部プロセスの改善、AIによる問い合わせ品質の向上</text:h>
      <text:p text:style-name="P1">管理指標は、AIによるチャットボットの活用の割合であり60%を目標に設定した。</text:p>
      <text:p text:style-name="P1">計算したところ～</text:p>
      <text:p text:style-name="P1">方策立案時の考慮点として、AIの初期費用、学習期間３か月、1年で回収できること</text:p>
      <text:p text:style-name="P1"/>
      <text:h text:style-name="P3" text:outline-level="3"/>
      <text:p text:style-name="P1"/>
      <text:p text:style-name="P1"/>
      <text:p text:style-name="Text_20_body"/>
      <text:h text:style-name="P2" text:outline-level="1">設問ウ</text:h>
      <text:h text:style-name="P5" text:outline-level="2">良かった点</text:h>
      <text:h text:style-name="P4" text:outline-level="3">目標を達成できたので評価している</text:h>
      <text:h text:style-name="Heading_20_3" text:outline-level="3"/>
      <text:h text:style-name="P3" text:outline-level="3">悪かった点</text:h>
      <text:p text:style-name="P1">AIの誤った解答を行うことが多くなった。</text:p>
      <text:p text:style-name="P1">最新の情報が更新できていない</text:p>
      <text:h text:style-name="P3" text:outline-level="3">改善点</text:h>
      <text:p text:style-name="P1"/>
      <text:p text:style-name="P1">継続的な学習の更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1.05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6M54S</meta:editing-duration>
    <meta:editing-cycles>13</meta:editing-cycles>
    <meta:generator>OpenOffice/4.1.13$Win32 OpenOffice.org_project/4113m1$Build-9810</meta:generator>
    <dc:date>2024-04-12T07:23:26.98</dc:date>
    <meta:document-statistic meta:table-count="0" meta:image-count="0" meta:object-count="0" meta:page-count="3" meta:paragraph-count="20" meta:word-count="350" meta:character-count="361"/>
    <meta:user-defined meta:name="Info 1"/>
    <meta:user-defined meta:name="Info 2"/>
    <meta:user-defined meta:name="Info 3"/>
    <meta:user-defined meta:name="Info 4"/>
  </office:meta>
</office:document-meta>
</file>